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NOISY program – to mark pascal files</text:p>
      <text:p text:style-name="Standard"/>
      <text:p text:style-name="Standard"/>
      <text:list xml:id="list7740329814592659870" text:style-name="L1">
        <text:list-item>
          <text:p text:style-name="P1">if ON or nothing, set mode to ADD</text:p>
        </text:list-item>
        <text:list-item>
          <text:p text:style-name="P1">if OFF set mode to REMOVE</text:p>
        </text:list-item>
        <text:list-item>
          <text:p text:style-name="P1">if anything else</text:p>
          <text:list>
            <text:list-item>
              <text:p text:style-name="P1">describe program and options</text:p>
            </text:list-item>
            <text:list-item>
              <text:p text:style-name="P1">exit program</text:p>
            </text:list-item>
          </text:list>
        </text:list-item>
        <text:list-item>
          <text:p text:style-name="P1">Initialization</text:p>
          <text:list>
            <text:list-item>
              <text:p text:style-name="P1">Set directory count to 1 </text:p>
            </text:list-item>
            <text:list-item>
              <text:p text:style-name="P1">Set file count to 0</text:p>
            </text:list-item>
            <text:list-item>
              <text:p text:style-name="P1">create list of file extensions to process (pas, .pp, .inc)</text:p>
            </text:list-item>
          </text:list>
        </text:list-item>
        <text:list-item>
          <text:p text:style-name="P1">A.<text:tab/>Get directory</text:p>
        </text:list-item>
        <text:list-item>
          <text:p text:style-name="P1">Collect each file in that directory</text:p>
        </text:list-item>
        <text:list-item>
          <text:p text:style-name="P1">If not a directory and not in extension list, discard</text:p>
        </text:list-item>
        <text:list-item>
          <text:p text:style-name="P1">Z.<text:tab/>If a directory, </text:p>
          <text:list>
            <text:list-item>
              <text:p text:style-name="P1">add 1 to number of directories</text:p>
            </text:list-item>
            <text:list-item>
              <text:p text:style-name="P1">enter subdirectory</text:p>
            </text:list-item>
            <text:list-item>
              <text:p text:style-name="P1">recursively perform A though Z</text:p>
            </text:list-item>
            <text:list-item>
              <text:p text:style-name="P1">exit this directory, return to previous</text:p>
            </text:list-item>
          </text:list>
        </text:list-item>
        <text:list-item>
          <text:p text:style-name="P1">Loop For each file kept for processing</text:p>
          <text:list>
            <text:list-item>
              <text:p text:style-name="P1">add 1 to file count</text:p>
            </text:list-item>
            <text:list-item>
              <text:p text:style-name="P1">open file</text:p>
            </text:list-item>
            <text:list-item>
              <text:p text:style-name="P1">allocate buffer</text:p>
            </text:list-item>
            <text:list-item>
              <text:p text:style-name="P1">collect file into buffer</text:p>
            </text:list-item>
            <text:list-item>
              <text:p text:style-name="P1">allocate output buffer of size of original plus size of insertion</text:p>
            </text:list-item>
            <text:list-item>
              <text:p text:style-name="P1">if mode is ON</text:p>
              <text:list>
                <text:list-item>
                  <text:p text:style-name="P1">write output buffer {$IFDEF NOISY}{.NOISY today's date} </text:p>
                </text:list-item>
                <text:list-item>
                  <text:p text:style-name="P1">write output buffer {“$INFO Compiling: “ and name of file “}” {.NOISY}</text:p>
                </text:list-item>
                <text:list-item>
                  <text:p text:style-name="P1">write output buffer {$ENDIF} {.NOISY END}</text:p>
                </text:list-item>
              </text:list>
            </text:list-item>
            <text:list-item>
              <text:p text:style-name="P1"><text:span text:style-name="T1">ELSE</text:span></text:p>
              <text:list>
                <text:list-item>
                  <text:p text:style-name="P1"><text:span text:style-name="T1">set loop count to 0</text:span></text:p>
                </text:list-item>
                <text:list-item>
                  <text:p text:style-name="P1"><text:span text:style-name="T1">repeat</text:span></text:p>
                  <text:list>
                    <text:list-item>
                      <text:p text:style-name="P1"><text:span text:style-name="T1">if line contains {.NOISY END} exit loop without copying</text:span></text:p>
                    </text:list-item>
                    <text:list-item>
                      <text:p text:style-name="P1"><text:span text:style-name="T1">If line contains {.NOISY} discard line</text:span></text:p>
                    </text:list-item>
                    <text:list-item>
                      <text:p text:style-name="P1"><text:span text:style-name="T1">If neither, copy line to output buffer, add 1 to loop count</text:span></text:p>
                    </text:list-item>
                    <text:list-item>
                      <text:p text:style-name="P1"><text:span text:style-name="T1">if loop count reaches 10, exit loop</text:span></text:p>
                    </text:list-item>
                  </text:list>
                </text:list-item>
              </text:list>
            </text:list-item>
            <text:list-item>
              <text:p text:style-name="P1">Copy rest of file from input buffer into output buffer</text:p>
            </text:list-item>
            <text:list-item>
              <text:p text:style-name="P1">write buffer</text:p>
            </text:list-item>
            <text:list-item>
              <text:p text:style-name="P1">close output file</text:p>
            </text:list-item>
            <text:list-item>
              <text:p text:style-name="P1">release output buffer</text:p>
            </text:list-item>
            <text:list-item>
              <text:p text:style-name="P1">release input buffer</text:p>
            </text:list-item>
          </text:list>
        </text:list-item>
        <text:list-item>
          <text:p text:style-name="P1">Report number of files and directories processed</text:p>
          <text:p text:style-name="P1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Robinson</meta:initial-creator>
    <meta:creation-date>2021-11-20T17:18:42.62</meta:creation-date>
    <dc:date>2021-11-20T18:08:56.29</dc:date>
    <dc:creator>Paul Robinson</dc:creator>
    <meta:editing-duration>PT33M50S</meta:editing-duration>
    <meta:editing-cycles>2</meta:editing-cycles>
    <meta:generator>OpenOffice/4.1.9$Win32 OpenOffice.org_project/419m1$Build-9805</meta:generator>
    <meta:document-statistic meta:table-count="0" meta:image-count="0" meta:object-count="0" meta:page-count="1" meta:paragraph-count="41" meta:word-count="263" meta:character-count="1331"/>
  </office:meta>
</office:document-meta>
</file>